
<file path=META-INF/manifest.xml><?xml version="1.0" encoding="utf-8"?>
<manifest:manifest xmlns:manifest="urn:oasis:names:tc:opendocument:xmlns:manifest:1.0">
  <manifest:file-entry manifest:full-path="Object 1/Configurations2/" manifest:media-type="application/vnd.sun.xml.ui.configuration"/>
  <manifest:file-entry manifest:full-path="Object 2/" manifest:media-type="application/vnd.oasis.opendocument.graphics"/>
  <manifest:file-entry manifest:full-path="/" manifest:media-type="application/vnd.oasis.opendocument.text"/>
  <manifest:file-entry manifest:full-path="Object 1/" manifest:media-type="application/vnd.oasis.opendocument.graphics"/>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Object 1/Configurations2/accelerator/current.xml" manifest:media-type="application/octet-stream"/>
  <manifest:file-entry manifest:full-path="Object 2/content.xml" manifest:media-type="text/xml"/>
  <manifest:file-entry manifest:full-path="Object 2/settings.xml" manifest:media-type="text/xml"/>
  <manifest:file-entry manifest:full-path="Object 1/styles.xml" manifest:media-type="text/xml"/>
  <manifest:file-entry manifest:full-path="Object 1/content.xml" manifest:media-type="text/xml"/>
  <manifest:file-entry manifest:full-path="Object 1/settings.xml" manifest:media-type="text/xml"/>
  <manifest:file-entry manifest:full-path="Object 2/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tarSymbol" style:font-charset="x-symbol" svg:font-family="StarSymbol" style:font-family-generic="system"/>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8">
      <text:list-level-style-bullet text:level="1" text:style-name="WW_CharLFO8LVL1" text:bullet-char="•">
        <style:list-level-properties/>
        <style:text-properties style:font-name="Star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style:text-properties style:font-name="OpenSymbol"/>
      </text:list-level-style-bullet>
      <text:list-level-style-bullet text:level="2" text:style-name="WW_CharLFO11LVL2" text:bullet-char="◦">
        <style:list-level-properties/>
        <style:text-properties style:font-name="OpenSymbol"/>
      </text:list-level-style-bullet>
      <text:list-level-style-bullet text:level="3" text:style-name="WW_CharLFO11LVL3" text:bullet-char="▪">
        <style:list-level-properties/>
        <style:text-properties style:font-name="OpenSymbol"/>
      </text:list-level-style-bullet>
      <text:list-level-style-bullet text:level="4" text:style-name="WW_CharLFO11LVL4" text:bullet-char="•">
        <style:list-level-properties/>
        <style:text-properties style:font-name="OpenSymbol"/>
      </text:list-level-style-bullet>
      <text:list-level-style-bullet text:level="5" text:style-name="WW_CharLFO11LVL5" text:bullet-char="◦">
        <style:list-level-properties/>
        <style:text-properties style:font-name="OpenSymbol"/>
      </text:list-level-style-bullet>
      <text:list-level-style-bullet text:level="6" text:style-name="WW_CharLFO11LVL6" text:bullet-char="▪">
        <style:list-level-properties/>
        <style:text-properties style:font-name="OpenSymbol"/>
      </text:list-level-style-bullet>
      <text:list-level-style-bullet text:level="7" text:style-name="WW_CharLFO11LVL7" text:bullet-char="•">
        <style:list-level-properties/>
        <style:text-properties style:font-name="OpenSymbol"/>
      </text:list-level-style-bullet>
      <text:list-level-style-bullet text:level="8" text:style-name="WW_CharLFO11LVL8" text:bullet-char="◦">
        <style:list-level-properties/>
        <style:text-properties style:font-name="OpenSymbol"/>
      </text:list-level-style-bullet>
      <text:list-level-style-bullet text:level="9" text:style-name="WW_CharLFO11LVL9" text:bullet-char="▪">
        <style:list-level-properties/>
        <style:text-properties style:font-name="OpenSymbol"/>
      </text:list-level-style-bullet>
    </text:list-style>
    <style:style style:name="P1" style:parent-style-name="Titel" style:master-page-name="MP0" style:family="paragraph">
      <style:paragraph-properties fo:break-before="page"/>
    </style:style>
    <style:style style:name="P2" style:parent-style-name="Textbody" style:family="paragraph">
      <style:paragraph-properties fo:text-align="end"/>
    </style:style>
    <style:style style:name="P3" style:parent-style-name="ContentsHeading" style:family="paragraph">
      <style:paragraph-properties>
        <style:tab-stops>
          <style:tab-stop style:type="right" style:leader-style="dotted" style:leader-text="." style:position="6.5319in"/>
        </style:tab-stops>
      </style:paragraph-properties>
    </style:style>
    <style:style style:name="P4" style:parent-style-name="Textbody" style:family="paragraph"/>
    <style:style style:name="P5" style:parent-style-name="Textbody" style:family="paragraph"/>
    <style:style style:name="P6" style:parent-style-name="Textbody" style:family="paragraph"/>
    <style:style style:name="P7" style:parent-style-name="Textbody" style:family="paragraph"/>
    <style:style style:name="P8" style:parent-style-name="Textbody" style:family="paragraph"/>
    <style:style style:name="P9" style:parent-style-name="Textbody" style:family="paragraph"/>
    <style:style style:name="P10" style:parent-style-name="Textbody" style:family="paragraph"/>
    <style:style style:name="P11" style:parent-style-name="Textbody" style:family="paragraph"/>
    <style:style style:name="P12" style:parent-style-name="Textbody" style:family="paragraph"/>
    <style:style style:name="P13" style:parent-style-name="Textbody" style:family="paragraph"/>
    <style:style style:name="P14" style:parent-style-name="Textbody" style:family="paragraph"/>
    <style:style style:name="P15" style:parent-style-name="Textbody" style:family="paragraph"/>
    <style:style style:name="P16" style:parent-style-name="Textbody" style:family="paragraph"/>
    <style:style style:name="P17" style:parent-style-name="Textbody" style:family="paragraph"/>
    <style:style style:name="P18" style:parent-style-name="Textbody" style:family="paragraph"/>
    <style:style style:name="P19" style:parent-style-name="Textbody" style:family="paragraph"/>
    <style:style style:name="P20" style:parent-style-name="Textbody" style:family="paragraph"/>
    <style:style style:name="P21" style:parent-style-name="Textbody" style:family="paragraph"/>
    <style:style style:name="P22" style:parent-style-name="Textbody" style:family="paragraph"/>
    <style:style style:name="P23" style:parent-style-name="Textbody" style:family="paragraph"/>
    <style:style style:name="P24" style:parent-style-name="Textbody" style:family="paragraph"/>
    <style:style style:name="P25" style:parent-style-name="Textbody" style:family="paragraph"/>
    <style:style style:name="P26" style:parent-style-name="Textbody" style:family="paragraph"/>
    <style:style style:name="P27" style:parent-style-name="Textbody" style:family="paragraph"/>
    <style:style style:name="P28" style:parent-style-name="Textbody" style:family="paragraph"/>
    <style:style style:name="P29" style:parent-style-name="Textbody" style:family="paragraph"/>
    <style:style style:name="P30" style:parent-style-name="Textbody" style:family="paragraph"/>
    <style:style style:name="P31" style:parent-style-name="Textbody" style:family="paragraph"/>
    <style:style style:name="P32" style:parent-style-name="Textbody" style:family="paragraph"/>
    <style:style style:name="P33" style:parent-style-name="Textbody" style:family="paragraph"/>
    <style:style style:name="P34" style:parent-style-name="Textbody" style:family="paragraph"/>
    <style:style style:name="P35" style:parent-style-name="Textbody" style:family="paragraph"/>
    <style:style style:name="P36" style:parent-style-name="Textbody" style:family="paragraph"/>
    <style:style style:name="T37" style:parent-style-name="Absatz-Standardschriftart" style:family="text">
      <style:text-properties style:language-asian="de" style:country-asian="DE" style:language-complex="ar" style:country-complex="SA"/>
    </style:style>
    <style:style style:name="T38" style:parent-style-name="Absatz-Standardschriftart" style:family="text">
      <style:text-properties style:letter-kerning="false" fo:font-size="10pt" style:font-size-asian="10pt" style:font-size-complex="10pt" style:language-asian="de" style:country-asian="DE" style:language-complex="ar" style:country-complex="SA"/>
    </style:style>
    <style:style style:name="T39" style:parent-style-name="Absatz-Standardschriftart" style:family="text">
      <style:text-properties style:language-asian="de" style:country-asian="DE" style:language-complex="ar" style:country-complex="SA"/>
    </style:style>
    <style:style style:name="T40" style:parent-style-name="Absatz-Standardschriftart" style:family="text">
      <style:text-properties style:letter-kerning="false" fo:font-size="10pt" style:font-size-asian="10pt" style:font-size-complex="10pt" style:language-asian="de" style:country-asian="DE" style:language-complex="ar" style:country-complex="SA"/>
    </style:style>
    <style:style style:name="P41" style:parent-style-name="Textbody" style:family="paragraph"/>
    <style:style style:name="P42" style:parent-style-name="Textbody" style:family="paragraph"/>
    <style:style style:name="P43" style:parent-style-name="Textbody" style:family="paragraph"/>
    <style:style style:name="P44" style:parent-style-name="Textbody" style:family="paragraph"/>
    <style:style style:name="P45" style:parent-style-name="Textbody" style:family="paragraph"/>
    <style:style style:name="P46" style:parent-style-name="Textbody" style:family="paragraph"/>
    <style:style style:name="P47" style:parent-style-name="Textbody" style:family="paragraph"/>
    <style:style style:name="P48" style:parent-style-name="Textbody" style:family="paragraph"/>
    <style:style style:name="P49" style:parent-style-name="Textbody" style:family="paragraph"/>
    <style:style style:name="P50" style:parent-style-name="Textbody" style:family="paragraph"/>
    <style:style style:name="P51" style:parent-style-name="Textbody" style:family="paragraph"/>
    <style:style style:name="P52" style:parent-style-name="Textbody" style:family="paragraph"/>
    <style:style style:name="P53" style:parent-style-name="Textbody" style:family="paragraph"/>
    <style:style style:name="P54" style:parent-style-name="Textbody" style:family="paragraph"/>
    <style:style style:name="P55" style:parent-style-name="Textbody" style:family="paragraph"/>
    <style:style style:name="P56" style:parent-style-name="Textbody" style:family="paragraph"/>
    <style:style style:name="P57" style:parent-style-name="Textbody" style:family="paragraph"/>
    <style:style style:name="P58" style:parent-style-name="Textbody" style:family="paragraph"/>
    <style:style style:name="P59" style:parent-style-name="Textbody" style:family="paragraph"/>
    <style:style style:name="P60" style:parent-style-name="Textbody" style:family="paragraph"/>
    <style:style style:name="P61" style:parent-style-name="Textbody" style:family="paragraph"/>
    <style:style style:name="P62" style:parent-style-name="Textbody" style:family="paragraph"/>
    <style:style style:name="P63" style:parent-style-name="Textbody" style:family="paragraph"/>
    <style:style style:name="P64" style:parent-style-name="Textbody" style:family="paragraph"/>
    <style:style style:name="P65" style:parent-style-name="Textbody" style:family="paragraph"/>
    <style:style style:name="P66" style:parent-style-name="Textbody" style:family="paragraph"/>
    <style:style style:name="P67" style:parent-style-name="Textbody" style:family="paragraph"/>
    <style:style style:name="P68" style:parent-style-name="Überschrift3" style:family="paragraph">
      <style:paragraph-properties fo:margin-top="0in" fo:margin-bottom="0in" fo:background-color="#FFFFFF"/>
    </style:style>
    <style:style style:name="T69" style:parent-style-name="Absatz-Standardschriftart" style:family="text">
      <style:text-properties style:font-name="Liberation Serif" fo:font-weight="normal" style:font-weight-asian="normal" fo:font-size="12pt" style:font-size-asian="12pt" style:font-size-complex="12pt"/>
    </style:style>
    <style:style style:name="T70" style:parent-style-name="Absatz-Standardschriftart" style:family="text">
      <style:text-properties style:font-name="Liberation Serif" fo:font-weight="normal" style:font-weight-asian="normal" fo:font-size="12pt" style:font-size-asian="12pt" style:font-size-complex="12pt"/>
    </style:style>
    <style:style style:name="T71" style:parent-style-name="Absatz-Standardschriftart" style:family="text">
      <style:text-properties style:font-name="Liberation Serif" fo:font-weight="normal" style:font-weight-asian="normal" fo:font-size="12pt" style:font-size-asian="12pt" style:font-size-complex="12pt"/>
    </style:style>
    <style:style style:name="T72" style:parent-style-name="Absatz-Standardschriftart" style:family="text">
      <style:text-properties style:font-name="Liberation Serif" fo:font-weight="normal" style:font-weight-asian="normal" fo:font-size="12pt" style:font-size-asian="12pt" style:font-size-complex="12pt"/>
    </style:style>
    <style:style style:name="T73" style:parent-style-name="Absatz-Standardschriftart" style:family="text">
      <style:text-properties style:font-name="Liberation Serif" fo:font-weight="normal" style:font-weight-asian="normal" fo:font-size="12pt" style:font-size-asian="12pt" style:font-size-complex="12pt"/>
    </style:style>
    <style:style style:name="T74" style:parent-style-name="Absatz-Standardschriftart" style:family="text">
      <style:text-properties style:font-name="Liberation Serif" fo:font-weight="normal" style:font-weight-asian="normal" fo:font-size="12pt" style:font-size-asian="12pt" style:font-size-complex="12pt"/>
    </style:style>
    <style:style style:name="T75" style:parent-style-name="Absatz-Standardschriftart" style:family="text">
      <style:text-properties style:font-name="Liberation Serif" fo:font-weight="normal" style:font-weight-asian="normal" fo:font-size="12pt" style:font-size-asian="12pt" style:font-size-complex="12pt"/>
    </style:style>
    <style:style style:name="T76" style:parent-style-name="Absatz-Standardschriftart" style:family="text">
      <style:text-properties style:font-name="Liberation Serif" fo:font-weight="normal" style:font-weight-asian="normal" fo:font-size="12pt" style:font-size-asian="12pt" style:font-size-complex="12pt"/>
    </style:style>
    <style:style style:name="T77" style:parent-style-name="Absatz-Standardschriftart" style:family="text">
      <style:text-properties style:font-name="Liberation Serif" fo:font-weight="normal" style:font-weight-asian="normal" fo:font-size="12pt" style:font-size-asian="12pt" style:font-size-complex="12pt"/>
    </style:style>
    <style:style style:name="T78" style:parent-style-name="Absatz-Standardschriftart" style:family="text">
      <style:text-properties style:font-name="Liberation Serif" fo:font-weight="normal" style:font-weight-asian="normal" fo:font-size="12pt" style:font-size-asian="12pt" style:font-size-complex="12pt"/>
    </style:style>
    <style:style style:name="T79" style:parent-style-name="Absatz-Standardschriftart" style:family="text">
      <style:text-properties style:font-name="Liberation Serif" fo:font-weight="normal" style:font-weight-asian="normal" fo:font-size="12pt" style:font-size-asian="12pt" style:font-size-complex="12pt"/>
    </style:style>
    <style:style style:name="T80" style:parent-style-name="Absatz-Standardschriftart" style:family="text">
      <style:text-properties style:font-name="Liberation Serif" fo:font-weight="normal" style:font-weight-asian="normal" fo:font-size="12pt" style:font-size-asian="12pt" style:font-size-complex="12pt"/>
    </style:style>
    <style:style style:name="T81" style:parent-style-name="Hyperlink" style:family="text">
      <style:text-properties style:font-name="Liberation Serif" style:font-name-complex="Arial" fo:font-weight="normal" style:font-weight-asian="normal" style:font-weight-complex="normal" style:use-window-font-color="true" fo:font-size="12pt" style:font-size-asian="12pt" style:font-size-complex="12pt" style:text-underline-type="none"/>
    </style:style>
    <style:style style:name="T82" style:parent-style-name="Absatz-Standardschriftart" style:family="text">
      <style:text-properties style:font-name="Liberation Serif" style:font-name-complex="Arial" fo:font-weight="normal" style:font-weight-asian="normal" style:font-weight-complex="normal" fo:color="#222222" fo:font-size="12pt" style:font-size-asian="12pt" style:font-size-complex="12pt"/>
    </style:style>
    <style:style style:name="T83" style:parent-style-name="Absatz-Standardschriftart" style:family="text">
      <style:text-properties style:font-name="Liberation Serif" fo:font-weight="normal" style:font-weight-asian="normal" fo:font-size="12pt" style:font-size-asian="12pt" style:font-size-complex="12pt"/>
    </style:style>
    <style:style style:name="T84" style:parent-style-name="Absatz-Standardschriftart" style:family="text">
      <style:text-properties style:font-name="Liberation Serif" fo:font-weight="normal" style:font-weight-asian="normal" fo:font-size="12pt" style:font-size-asian="12pt" style:font-size-complex="12pt"/>
    </style:style>
    <style:style style:name="T85" style:parent-style-name="Absatz-Standardschriftart" style:family="text">
      <style:text-properties style:font-name="Liberation Serif" fo:font-weight="normal" style:font-weight-asian="normal" fo:font-size="12pt" style:font-size-asian="12pt" style:font-size-complex="12pt"/>
    </style:style>
    <style:style style:name="T86" style:parent-style-name="Absatz-Standardschriftart" style:family="text">
      <style:text-properties style:font-name="Liberation Serif" fo:font-weight="normal" style:font-weight-asian="normal" fo:font-size="12pt" style:font-size-asian="12pt" style:font-size-complex="12pt"/>
    </style:style>
    <style:style style:name="T87" style:parent-style-name="Absatz-Standardschriftart" style:family="text">
      <style:text-properties style:font-name="Liberation Serif" fo:font-weight="normal" style:font-weight-asian="normal" fo:font-size="12pt" style:font-size-asian="12pt" style:font-size-complex="12pt"/>
    </style:style>
    <style:style style:name="T88" style:parent-style-name="Absatz-Standardschriftart" style:family="text">
      <style:text-properties style:font-name="Liberation Serif" fo:font-weight="normal" style:font-weight-asian="normal" fo:font-size="12pt" style:font-size-asian="12pt" style:font-size-complex="12pt"/>
    </style:style>
    <style:style style:name="T89" style:parent-style-name="Absatz-Standardschriftart" style:family="text">
      <style:text-properties style:font-name="Liberation Serif" fo:font-weight="normal" style:font-weight-asian="normal" fo:font-size="12pt" style:font-size-asian="12pt" style:font-size-complex="12pt"/>
    </style:style>
    <style:style style:name="T90" style:parent-style-name="Absatz-Standardschriftart" style:family="text">
      <style:text-properties style:font-name="Liberation Serif" fo:font-weight="normal" style:font-weight-asian="normal" fo:font-size="12pt" style:font-size-asian="12pt" style:font-size-complex="12pt"/>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Munins Archiv</text:p>
      <text:p text:style-name="P2">von Robert Grüning</text:p>
      <text:p text:style-name="Textbody"/>
      <text:table-of-content text:name="_TOC0">
        <text:table-of-content-source text:outline-level="9" text:use-outline-level="true" text:use-index-marks="true" text:use-index-source-styles="false" text:index-scope="document">
          <text:table-of-content-entry-template text:outline-level="1" text:style-name="Standard">
            <text:index-entry-link-start/>
            <text:index-entry-text/>
            <text:index-entry-tab-stop style:leader-char="." style:type="right"/>
            <text:index-entry-page-number/>
            <text:index-entry-link-end/>
          </text:table-of-content-entry-template>
          <text:table-of-content-entry-template text:outline-level="2" text:style-name="Standard">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table-of-content-source>
        <text:index-body>
          <text:p text:style-name="P3">Inhaltsverzeichnis</text:p>
          <text:p text:style-name="Contents1"><text:a xlink:href="#__RefHeading___Toc127_1974515401" office:target-frame-name="_top" xlink:show="replace"><text:s/>1 Entwicklungsumgebung<text:tab/>2</text:a></text:p>
          <text:p text:style-name="Contents2"><text:a xlink:href="#__RefHeading___Toc129_1974515401" office:target-frame-name="_top" xlink:show="replace"><text:s/>1.1 Bestandteile<text:tab/>2</text:a></text:p>
          <text:p text:style-name="Contents2"><text:a xlink:href="#__RefHeading___Toc131_1974515401" office:target-frame-name="_top" xlink:show="replace"><text:s/>1.2 Einrichtung<text:tab/>2</text:a></text:p>
          <text:p text:style-name="Contents3"><text:a xlink:href="#__RefHeading___Toc135_1974515401" office:target-frame-name="_top" xlink:show="replace"><text:s/>1.2.1 Datenbank<text:tab/>2</text:a></text:p>
          <text:p text:style-name="Contents3"><text:a xlink:href="#__RefHeading___Toc133_1974515401" office:target-frame-name="_top" xlink:show="replace"><text:s/>1.2.2 Website<text:tab/>2</text:a></text:p>
          <text:p text:style-name="Contents1"><text:a xlink:href="#__RefHeading___Toc113_2078242971" office:target-frame-name="_top" xlink:show="replace"><text:s/>2 Typen<text:tab/>3</text:a></text:p>
          <text:p text:style-name="Contents2"><text:a xlink:href="#__RefHeading___Toc115_2078242971" office:target-frame-name="_top" xlink:show="replace"><text:s/>2.1 Ablagetyp<text:tab/>3</text:a></text:p>
          <text:p text:style-name="Contents2"><text:a xlink:href="#__RefHeading___Toc117_2078242971" office:target-frame-name="_top" xlink:show="replace"><text:s/>2.2 Fundattributtyp<text:tab/>4</text:a></text:p>
          <text:p text:style-name="Contents2"><text:a xlink:href="#__RefHeading___Toc119_2078242971" office:target-frame-name="_top" xlink:show="replace"><text:s/>2.3 Kontexttyp<text:tab/>5</text:a></text:p>
          <text:p text:style-name="Contents2"><text:a xlink:href="#__RefHeading___Toc245_822106951" office:target-frame-name="_top" xlink:show="replace"><text:s/>2.4 Ortstyp<text:tab/>6</text:a></text:p>
        </text:index-body>
      </text:table-of-content>
      <text:p text:style-name="Textbody"/>
      <text:p text:style-name="Textbody"/>
      <text:h text:style-name="Überschrift1" text:outline-level="1"><text:bookmark-start text:name="__RefHeading___Toc127_1974515401"/>Entwicklungsumgebung<text:bookmark-end text:name="__RefHeading___Toc127_1974515401"/></text:h>
      <text:h text:style-name="Überschrift2" text:outline-level="2"><text:bookmark-start text:name="__RefHeading___Toc129_1974515401"/>Bestandteile<text:bookmark-end text:name="__RefHeading___Toc129_1974515401"/></text:h>
      <text:list text:style-name="LFO2" text:continue-numbering="true">
        <text:list-item>
          <text:p text:style-name="P4">Webserver: z. B. Apache Http Server</text:p>
        </text:list-item>
        <text:list-item>
          <text:p text:style-name="P5">Datenbankserver: MySQL5 Server</text:p>
        </text:list-item>
        <text:list-item>
          <text:p text:style-name="P6">Versionsverwaltungssystem: git</text:p>
        </text:list-item>
      </text:list>
      <text:h text:style-name="Überschrift2" text:outline-level="2"><text:bookmark-start text:name="__RefHeading___Toc131_1974515401"/>Einrichtung<text:bookmark-end text:name="__RefHeading___Toc131_1974515401"/></text:h>
      <text:h text:style-name="Überschrift3" text:outline-level="3"><text:bookmark-start text:name="__RefHeading___Toc135_1974515401"/>Datenbank<text:bookmark-end text:name="__RefHeading___Toc135_1974515401"/></text:h>
      <text:list text:style-name="LFO3" text:continue-numbering="true">
        <text:list-item>
          <text:p text:style-name="P7">Datenbankserver einrichten (MySQL5-Server)</text:p>
        </text:list-item>
        <text:list-item>
          <text:p text:style-name="P8">Datenbank „Munins_Archiv“ anlegen</text:p>
        </text:list-item>
        <text:list-item>
          <text:p text:style-name="P9">Benutzer anlegen</text:p>
          <text:list text:continue-numbering="true">
            <text:list-item>
              <text:p text:style-name="P10">Name: Munin</text:p>
            </text:list-item>
            <text:list-item>
              <text:p text:style-name="P11">Passwort: Erinnerung</text:p>
            </text:list-item>
            <text:list-item>
              <text:p text:style-name="P12">Lese- und Schreibrechte für die Datenbank vergeben</text:p>
            </text:list-item>
          </text:list>
        </text:list-item>
        <text:list-item>
          <text:p text:style-name="P13">SQL-Skripte ausführen</text:p>
          <text:list text:continue-numbering="true">
            <text:list-item>
              <text:p text:style-name="P14">create.sql</text:p>
            </text:list-item>
            <text:list-item>
              <text:p text:style-name="P15">insert data into AblageTyp.sql</text:p>
            </text:list-item>
            <text:list-item>
              <text:p text:style-name="P16">insert data into FundAttributTyp.sql</text:p>
            </text:list-item>
            <text:list-item>
              <text:p text:style-name="P17">insert data into KontextTyp.sql</text:p>
            </text:list-item>
            <text:list-item>
              <text:p text:style-name="P18">insert data into OrtTyp.sql</text:p>
            </text:list-item>
          </text:list>
        </text:list-item>
      </text:list>
      <text:h text:style-name="Überschrift3" text:outline-level="3"><text:bookmark-start text:name="__RefHeading___Toc133_1974515401"/>Website<text:bookmark-end text:name="__RefHeading___Toc133_1974515401"/></text:h>
      <text:list text:style-name="LFO4" text:continue-numbering="true">
        <text:list-item>
          <text:p text:style-name="P19">Beliebigen Webserver einrichten (z. B. Apache Http Server)</text:p>
        </text:list-item>
        <text:list-item>
          <text:p text:style-name="P20">git-Repository als Wurzel der Website einrichten (<text:a xlink:href="http://localhost:80/Munins%20Archiv/src" office:target-frame-name="_top" xlink:show="replace">http://localhost:80/Munins Archiv/src</text:a>)</text:p>
        </text:list-item>
      </text:list>
      <text:p text:style-name="Textbody"/>
      <text:h text:style-name="Überschrift1" text:outline-level="1">Betriebsumgebung</text:h>
      <text:h text:style-name="Überschrift2" text:outline-level="2">Bestandteile</text:h>
      <text:list text:style-name="LFO2">
        <text:list-item text:start-value="1">
          <text:p text:style-name="P21">Webserver: z. B. Apache Http Server</text:p>
        </text:list-item>
        <text:list-item>
          <text:p text:style-name="P22">Datenbankserver: MySQL5 Server</text:p>
        </text:list-item>
      </text:list>
      <text:p text:style-name="Textbody"/>
      <text:h text:style-name="Überschrift2" text:outline-level="2">Einrichtung</text:h>
      <text:h text:style-name="Überschrift3" text:outline-level="3"><text:bookmark-start text:name="__RefHeading___Toc135_19745154012"/>Datenbank<text:bookmark-end text:name="__RefHeading___Toc135_19745154012"/></text:h>
      <text:list text:style-name="LFO2">
        <text:list-item text:start-value="1">
          <text:p text:style-name="P23">Datenbankserver einrichten (MySQL5-Server)</text:p>
        </text:list-item>
        <text:list-item>
          <text:p text:style-name="P24">Datenbank „Munins_Archiv“ anlegen</text:p>
        </text:list-item>
        <text:list-item>
          <text:p text:style-name="P25">Benutzer anlegen</text:p>
          <text:list text:continue-numbering="true">
            <text:list-item>
              <text:p text:style-name="P26">Name: Munin</text:p>
            </text:list-item>
            <text:list-item>
              <text:p text:style-name="P27">Passwort: Erinnerung</text:p>
            </text:list-item>
            <text:list-item>
              <text:p text:style-name="P28">Lese- und Schreibrechte für die Datenbank vergeben</text:p>
            </text:list-item>
          </text:list>
        </text:list-item>
        <text:list-item>
          <text:p text:style-name="P29">SQL-Skripte ausführen</text:p>
          <text:list text:continue-numbering="true">
            <text:list-item>
              <text:p text:style-name="P30">create.sql</text:p>
            </text:list-item>
            <text:list-item>
              <text:p text:style-name="P31">insert data into AblageTyp.sql</text:p>
            </text:list-item>
            <text:list-item>
              <text:p text:style-name="P32">insert data into FundAttributTyp.sql</text:p>
            </text:list-item>
            <text:list-item>
              <text:p text:style-name="P33">insert data into KontextTyp.sql</text:p>
            </text:list-item>
            <text:list-item>
              <text:p text:style-name="P34">insert data into OrtTyp.sql</text:p>
            </text:list-item>
          </text:list>
        </text:list-item>
      </text:list>
      <text:h text:style-name="Überschrift3" text:outline-level="3"><text:bookmark-start text:name="__RefHeading___Toc133_19745154012"/>Website<text:bookmark-end text:name="__RefHeading___Toc133_19745154012"/></text:h>
      <text:list text:style-name="LFO2">
        <text:list-item text:start-value="1">
          <text:p text:style-name="P35">Beliebigen Webserver einrichten (z. B. Apache Http Server)</text:p>
        </text:list-item>
        <text:list-item>
          <text:p text:style-name="P36">Inhalt des Ordners „src“ aus dem git-Repository als Wurzel der Website einrichten</text:p>
        </text:list-item>
      </text:list>
      <text:p text:style-name="Textbody"/>
      <text:soft-page-break/>
      <text:h text:style-name="Überschrift1" text:outline-level="1">Erweiterungen</text:h>
      <text:h text:style-name="Überschrift2" text:outline-level="2">Dokumentenverwaltung</text:h>
      <text:p text:style-name="Textbody"/>
      <text:h text:style-name="Überschrift1" text:outline-level="1">Programmelemente</text:h>
      <text:p text:style-name="Textbody">Anwender treten mit unterschiedlichen Fragen und Verwaltungsaufgaben an die Daten in<text:s/><text:span text:style-name="Hervorhebung">Munins Archiv</text:span><text:s/>heran. Um Übersichtlichkeit zu erlangen, sind die Daten der Anwendung zu Themen zusammengefasst. Funde, Kontexte, Ablagen und Orte bilden jeweils einen eigenen Schwerpunkt und sind trotzdem miteinander verknüpft.</text:p>
      <text:h text:style-name="Überschrift2" text:outline-level="2">Fund</text:h>
      <text:p text:style-name="Textbody"><text:span text:style-name="Hervorhebung">Munins Archiv</text:span><text:s/>hat seinen Kern in der Verwaltung archäologischer Archive. Daraus resultiert, dass das zentrale Element der Anwendung der Fund ist.</text:p>
      <text:p text:style-name="Textbody">Eine Annahme ist, dass in klassischen Programmen die Daten von Funden aus einem Fundtyp und<text:s/>einem Beschreibungstext bestehen. Hinzu kommen können Fotos und Schlagworte. Bei einem solchen Datenmodell stellt sich die Frage, wo die Spezialisierung des Fundtyps endet und wo die reine Beschreibung im Fließtext beginnt. Beispiel: Ist die Spezifizierung<text:s/>„Schmalsax II“ noch der Fundtyp oder bereits Beschreibung? Wenn „Schmalsax II“ als Teil der Beschreibung zählt, was ist dann der Fundtyp: „Schwert“, „Waffe“ oder etwas Allgemeineres? Aus diesem Grund gibt es in<text:s/><text:span text:style-name="Hervorhebung">Munins Archiv</text:span><text:s/>für Funde keinen Typ. Eine Beschreibung des Fundes als Fließtext ist ebenso nicht vorgesehen. Hier liegt der Grund im erwarteten Aufwand, eine Textsuche zu implementieren, die mit Synonymen und Wortbeugungen in den Textbeschreibungen umgehen kann.</text:p>
      <text:p text:style-name="Textbody">Der Fund besteht in<text:s/><text:span text:style-name="Hervorhebung">Munins Archiv</text:span><text:s/>aus<text:s/>einer Kombination von Merkmalsausprägungen, sogenannten Fundattributen. In der Praxis sind nicht nur besondere Einzelfunde zu erfassen, sondern auch Massenfunde, die zu Dutzenden oder Tausenden auftreten. Um den Aufwand bei der Verwaltung und der technischen Datenhaltung gering zu halten, gibt es für jeden Funddatensatz das Merkmal „Anzahl“ mit dem Standardwert „1“.</text:p>
      <text:p text:style-name="Textbody"/>
      <text:h text:style-name="Überschrift3" text:outline-level="3">Fundattribut</text:h>
      <text:p text:style-name="Textbody">Fundattribute gehören zu einem bestimmten Typ, z. B. „Material“, und haben einen spezifischen Wert, bspw. „Eisen“. Sowohl die Typen als auch die Werte kann der Anwender beliebig festlegen. Je mehr Attribute der Anwender mit einem Fund verknüpft, desto ausführlicher ist dieser beschrieben.</text:p>
      <text:p text:style-name="Textbody">Die Idee hinter dieser Technik entspricht dem folgenden Vorgang. Jemand notiert stichwortartig<text:s/>Begriffspaare aus einem Merkmal und einer Ausprägung auf Karteikarten. Die Person versucht dabei alle ihr bestimmbaren Eigenschaften des Fundes festzuhalten. Dabei können sich Karteikarten <text:s/>Beispiel: „Material: Eisen“, „Gegenstand: Schwert“, „Art: Schmalsax II“, „Zeit: 6. Jhr.“, „Zeit: 7. Jhr.“, siehe Abbildung 1.</text:p>
      <text:p text:style-name="Standard"/>
      <text:soft-page-break/>
      <text:p text:style-name="Textbody"><text:span text:style-name="T37"><draw:frame draw:z-index="251658240" draw:id="id0" draw:style-name="a0" draw:name="Rahmen1" text:anchor-type="paragraph" svg:x="0.57087in" svg:y="-0.07992in" svg:width="6.69306in" svg:height="2.81597in" style:rel-width="scale" style:rel-height="scale"><draw:text-box><text:p text:style-name="Illustration"><text:span text:style-name="T38"><draw:frame draw:z-index="251659264" draw:id="id1" draw:style-name="a1" draw:name="Objekt1" text:anchor-type="as-char" svg:x="0in" svg:y="0in" svg:width="3.76181in" svg:height="2.42153in" style:rel-width="scale" style:rel-height="scale"><draw:object xlink:href="Object 1/" xlink:type="simple" xlink:show="embed" xlink:actuate="onLoad"/><draw:image xlink:href="ObjectReplacements/Object 1" xlink:type="simple" xlink:show="embed" xlink:actuate="onLoad"/><svg:title/><svg:desc>OLE-Objekt</svg:desc></draw:frame></text:span>Abbildung 1: Fundbeschreibung mittels Fundattributen als Karteikarten</text:p></draw:text-box><svg:title/><svg:desc/></draw:frame></text:span></text:p>
      <text:p text:style-name="Textbody">Aufgrund der Fülle von Ausprägungen sowie Synonymen sind die Fundattribute hierarchisch strukturiert.<text:s/>Das heißt, dass der Anwender in der obersten Ebene allgemeine Ausprägungen vorfindet und darunter Spezifizierungen. Beispiel: Im Typ „Material“ befinden sich u.a. die Ausprägungen „Metall“, „Gestein“ und „Knochen“. Unter „Metall“ könnten Untergruppen, wie<text:s/>bspw. „Reinmetall“ und „Legierung“ oder „Edelmetall“ und „Nichtedelmetall“ aufgeführt sein, bevor „Eisen“, „Kupfer“, „Bronze“ etc. zu finden sind, vgl. Abbildung 2.</text:p>
      <text:p text:style-name="Textbody"><text:span text:style-name="T39"><draw:frame draw:z-index="2" draw:id="id2" draw:style-name="a2" draw:name="Rahmen2" text:anchor-type="paragraph" svg:x="0in" svg:y="0in" svg:width="6.69306in" svg:height="2.6in" style:rel-width="scale" style:rel-height="scale"><draw:text-box><text:p text:style-name="Illustration"><text:span text:style-name="T40"><draw:frame draw:z-index="251659264" draw:id="id3" draw:style-name="a3" draw:name="Objekt2" text:anchor-type="as-char" svg:x="0in" svg:y="0in" svg:width="3.04792in" svg:height="2.20556in" style:rel-width="scale" style:rel-height="scale"><draw:object xlink:href="Object 2/" xlink:type="simple" xlink:show="embed" xlink:actuate="onLoad"/><draw:image xlink:href="ObjectReplacements/Object 2" xlink:type="simple" xlink:show="embed" xlink:actuate="onLoad"/><svg:title/><svg:desc/></draw:frame></text:span>Abbildung 2: Hierarchische Struktur von Fundattributen</text:p></draw:text-box><svg:title/><svg:desc/></draw:frame></text:span></text:p>
      <text:p text:style-name="Textbody">Für die Erfassung von Funden ergibt sich mit der hierarchischen Schlagworttechnik der Fundattribute der Vorteil, dass flexibel auf den Grad der Spezifizierung eingegangen werden kann. Wenn zum Beispiel der Erfasser das Material des Fundes als Metall bestimmen kann, aber nicht mehr, um welches Metall bzw. um welche Legierung es sich handelt, dann verknüpft er nur das Attribut „Metall“. Falls bei der Restaurierung des Fundes festgestellt wird, dass es sich um eine Bronzelegierung handelt, dann kann der Restaurator die Merkmalsbestimmung entsprechend der Hierarchie verfeinern.</text:p>
      <text:p text:style-name="Textbody"/>
      <text:h text:style-name="Überschrift2" text:outline-level="2"><text:bookmark-start text:name="__RefHeading___Toc113_2078242971"/><text:soft-page-break/>Typen<text:bookmark-end text:name="__RefHeading___Toc113_2078242971"/></text:h>
      <text:h text:style-name="Überschrift3" text:outline-level="3"><text:bookmark-start text:name="__RefHeading___Toc115_2078242971"/>Ablagetyp<text:bookmark-end text:name="__RefHeading___Toc115_2078242971"/></text:h>
      <text:p text:style-name="Textbody">Der Typ einer Ablage kann beliebig angelegt und verwendet werden. Aktuell stellt nur der Typ „Karton“ eine Besonderheit dar, weil er als einziger eine GUID besitzen kann und sich eine Identifikationsnummer anhand des im zugewiesenen Kontextes zuweist. Ein Beispiel für Ablagetypen und eine sinnvolle Hierarchie ihrer Elemente kann wie folgt aussehen:</text:p>
      <text:list text:style-name="LFO8" text:continue-numbering="true">
        <text:list-item>
          <text:p text:style-name="P41">Archiv (Typ: Raum)</text:p>
          <text:list text:continue-numbering="true">
            <text:list-item>
              <text:p text:style-name="P42">A (Typ: Regal)</text:p>
              <text:list text:continue-numbering="true">
                <text:list-item>
                  <text:p text:style-name="P43">1 (Typ: Regalbrett)</text:p>
                  <text:list text:continue-numbering="true">
                    <text:list-item>
                      <text:p text:style-name="P44">1 (Typ: Karton)</text:p>
                    </text:list-item>
                  </text:list>
                </text:list-item>
              </text:list>
            </text:list-item>
            <text:list-item>
              <text:p text:style-name="P45">Südseite (Typ: Stellplatz)</text:p>
            </text:list-item>
          </text:list>
        </text:list-item>
      </text:list>
      <text:p text:style-name="Textbody"/>
      <text:h text:style-name="Überschrift3" text:outline-level="3"><text:bookmark-start text:name="__RefHeading___Toc117_2078242971"/>Fundattributtyp<text:bookmark-end text:name="__RefHeading___Toc117_2078242971"/></text:h>
      <text:p text:style-name="Textbody">Ein Fundattribut ist von einem bestimmten Typ und beschreibt einen Fund.Die Fundattributtypen sind frei wählbar und stehen nicht hierarchisch zueinander. Ein Beispiel für Fundattributtypen und eine sinnvolle Hierarchie ihrer<text:s/>Elemente kann wie folgt aussehen:</text:p>
      <text:list text:style-name="LFO9" text:continue-numbering="true">
        <text:list-item>
          <text:p text:style-name="P46">Metall (Typ: Material)</text:p>
          <text:list text:continue-numbering="true">
            <text:list-item>
              <text:p text:style-name="P47">Eisen (Typ: Material)</text:p>
            </text:list-item>
          </text:list>
        </text:list-item>
        <text:list-item>
          <text:p text:style-name="P48">Knochen (Typ: Material)</text:p>
        </text:list-item>
        <text:list-item>
          <text:p text:style-name="P49">Ton (Typ: Material)</text:p>
          <text:list text:continue-numbering="true">
            <text:list-item>
              <text:p text:style-name="P50">Graphitton (Typ: Material)</text:p>
            </text:list-item>
          </text:list>
        </text:list-item>
      </text:list>
      <text:p text:style-name="Textbody"/>
      <text:list text:style-name="LFO9" text:continue-numbering="true">
        <text:list-item>
          <text:p text:style-name="P51">Werkzeug (Typ: Gegenstand)</text:p>
          <text:list text:continue-numbering="true">
            <text:list-item>
              <text:p text:style-name="P52">Stichel (Typ: Gegenstand)</text:p>
            </text:list-item>
          </text:list>
        </text:list-item>
        <text:list-item>
          <text:p text:style-name="P53">Waffe (Typ: Gegenstand)</text:p>
          <text:list text:continue-numbering="true">
            <text:list-item>
              <text:p text:style-name="P54">Schwert (Typ: Gegenstand)</text:p>
            </text:list-item>
          </text:list>
        </text:list-item>
      </text:list>
      <text:p text:style-name="Textbody"/>
      <text:h text:style-name="Überschrift3" text:outline-level="3"><text:bookmark-start text:name="__RefHeading___Toc119_2078242971"/>Kontexttyp<text:bookmark-end text:name="__RefHeading___Toc119_2078242971"/></text:h>
      <text:p text:style-name="Textbody">Die Typen der Kontextelemente sind fest vorgegeben, erfüllen Vorgaben des Landesamtes und weichen in ihren Attributen stark voneinander ab. Ein Beispiel für Kontexttypen und eine sinnvolle Hierarchie ihrer Elemente kann wie folgt aussehen:</text:p>
      <text:list text:style-name="LFO10" text:continue-numbering="true">
        <text:list-item>
          <text:p text:style-name="P55">1 (Typ: Fundstelle)</text:p>
          <text:list text:continue-numbering="true">
            <text:list-item>
              <text:p text:style-name="P56">(Typ: Grabung)</text:p>
              <text:soft-page-break/>
              <text:list text:continue-numbering="true">
                <text:list-item>
                  <text:p text:style-name="P57">1 (Typ: Fläche)</text:p>
                  <text:list text:continue-numbering="true">
                    <text:list-item>
                      <text:p text:style-name="P58">1 (Typ: Befund)</text:p>
                    </text:list-item>
                  </text:list>
                </text:list-item>
              </text:list>
            </text:list-item>
            <text:list-item>
              <text:p text:style-name="P59">I (Typ: Begehungsfläche)</text:p>
              <text:list text:continue-numbering="true">
                <text:list-item>
                  <text:p text:style-name="P60">1 (Typ: Begehung)</text:p>
                </text:list-item>
              </text:list>
            </text:list-item>
          </text:list>
        </text:list-item>
      </text:list>
      <text:p text:style-name="Textbody"/>
      <text:h text:style-name="Überschrift3" text:outline-level="3"><text:bookmark-start text:name="__RefHeading___Toc245_822106951"/>Ortstyp<text:bookmark-end text:name="__RefHeading___Toc245_822106951"/></text:h>
      <text:p text:style-name="Textbody">Der Typ eines Ortes kann beliebig angelegt und verwendet werden. Ein Beispiel für Ortstypen und ein sinnvolles Netz ihrer Elemente kann wie folgt aussehen:</text:p>
      <text:list text:style-name="LFO11" text:continue-numbering="true">
        <text:list-item>
          <text:p text:style-name="P61"><text:bookmark-start text:name="firstHeading"/><text:bookmark-end text:name="firstHeading"/>Neustadt an der Aisch-Bad Windsheim (Typ: Landkreis)</text:p>
          <text:list text:continue-numbering="true">
            <text:list-item>
              <text:p text:style-name="P62">Obernzenn (Typ: Markt)</text:p>
              <text:list text:continue-numbering="true">
                <text:list-item>
                  <text:p text:style-name="P63">Urphertshofen (Typ: Gemeinde)</text:p>
                </text:list-item>
              </text:list>
            </text:list-item>
          </text:list>
        </text:list-item>
        <text:list-item>
          <text:p text:style-name="P64">Fürth (Typ: kreisfreie Stadt)</text:p>
          <text:list text:continue-numbering="true">
            <text:list-item>
              <text:p text:style-name="P65">Altstadt (Typ: Bezirk)</text:p>
              <text:list text:continue-numbering="true">
                <text:list-item>
                  <text:p text:style-name="P66">Königstraße (Typ: Straße)</text:p>
                  <text:list text:continue-numbering="true">
                    <text:list-item>
                      <text:p text:style-name="P67">17 (Typ: Hausnummer)</text:p>
                    </text:list-item>
                  </text:list>
                </text:list-item>
              </text:list>
            </text:list-item>
          </text:list>
        </text:list-item>
      </text:list>
      <text:p text:style-name="Textbody">Die Beziehung zwischen geographischen<text:s/>und politischen Territorien ist komplex. Dies liegt darin begründet, dass jene historisch gewachsen sind, oftmals mehreren übergeordneten Orten zugeordnet sind und unterschiedliche Typen aufweisen, die unterschiedliche Bedeutungen haben.</text:p>
      <text:p text:style-name="Textbody"/>
      <text:h text:style-name="Überschrift1" text:outline-level="1">Ablagen verwalten</text:h>
      <text:p text:style-name="Textbody"/>
      <text:h text:style-name="Überschrift2" text:outline-level="2">Ablage anlegen</text:h>
      <text:h text:style-name="P68" text:outline-level="3"><text:span text:style-name="T69">Funde werden in Ablagen organisiert, damit sie im tatsächlichen Archiv leicht gefunden werden können.<text:s/></text:span><text:span text:style-name="T70">Eine Ablage besitzt einen Typ und einen Namen, also zum Beispiel: Typ: Regal, Name: Regal 12. Die Typen und Namen sollten so<text:s/></text:span><text:span text:style-name="T71">festgelegt</text:span><text:span text:style-name="T72"><text:s/>werden, dass sie den Abl</text:span><text:span text:style-name="T73">ageorten im Archiv entsprechen.</text:span><text:span text:style-name="T74"><text:s/></text:span><text:span text:style-name="T75"><text:line-break/></text:span><text:span text:style-name="T76">Ablagen werden</text:span><text:span text:style-name="T77"><text:s/>hierarchisch angelegt. So kann beispielsweise die Ablage ‚Regal 12‘ der Ablage ‚Raum 1‘ untergeordnet sein, in ‚Regal 12‘ selbst kann das ‚Regalbrett 1‘ vorhanden sein, welches einen ‚Karton 3‘ enthält.<text:s/></text:span><text:span text:style-name="T78"><text:line-break/>Sinnvollerweise werden die Ablagen so angelegt, dass sie sich auch tatsächlich in der angegebenen Ablage befinden. So sollte das ‚Regal 12‘ auch wirklich im ‚Raum 1‘ stehen und ein ‚Regalbrett 1‘ mit dem ‚Karton 3‘ und all seinen Funden enthalten.<text:s/></text:span><text:span text:style-name="T79"><text:line-break/>Kartons stellen eine Besonderheit dar. Sie können als einziger Ablagetyp eine GUID<text:s/></text:span><text:span text:style-name="T80">(</text:span><text:a xlink:href="https://de.wikipedia.org/wiki/Globally_Unique_Identifier" office:target-frame-name="_top" xlink:show="replace"><text:span text:style-name="T81">Globally Unique Identifier</text:span></text:a><text:span text:style-name="T82">)<text:s/></text:span><text:span text:style-name="T83"><text:s/></text:span><text:span text:style-name="T84">besitzen.<text:s/></text:span><text:span text:style-name="T85">Dieser eindeutige Schlüssel setzt sich aus de</text:span><text:span text:style-name="T86">n</text:span><text:span text:style-name="T87"><text:s/>Kontext</text:span><text:span text:style-name="T88">attributen</text:span><text:span text:style-name="T89">, den die Funde in dem Karton zugewiesen sind,<text:s/></text:span><text:span text:style-name="T90">zusammen.<text:s/></text:spa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tarSymbol" style:font-charset="x-symbol" svg:font-family="StarSymbol" style:font-family-generic="system"/>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text:list-style style:name="WW_OutlineListStyle" style:display-name="WW_OutlineListStyle">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style:text-properties fo:font-style="italic" style:font-style-asian="italic" style:font-style-complex="italic"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llustration" style:display-name="Illustration" style:family="paragraph" style:parent-style-name="Beschriftung">
      <style:text-properties fo:hyphenate="false"/>
    </style:style>
    <style:style style:name="Framecontents" style:display-name="Frame contents" style:family="paragraph" style:parent-style-name="Standard">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Hervorhebung" style:display-name="Hervorhebung" style:family="text">
      <style:text-properties fo:font-style="italic" style:font-style-asian="italic" style:font-style-complex="italic"/>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prefix=" " style:num-suffix=" " style:num-format="1">
        <style:list-level-properties/>
      </text:outline-level-style>
      <text:outline-level-style text:level="2" style:num-prefix=" " style:num-suffix=" " style:num-format="1" text:display-levels="2">
        <style:list-level-properties/>
      </text:outline-level-style>
      <text:outline-level-style text:level="3" style:num-prefix=" " style:num-suffix=" " style:num-format="1" text:display-levels="3">
        <style:list-level-properties/>
      </text:outline-level-style>
    </text:outlin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8LVL1" style:family="text">
      <style:text-properties style:font-name="Star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8">
      <text:list-level-style-bullet text:level="1" text:style-name="WW_CharLFO8LVL1" text:bullet-char="•">
        <style:list-level-properties/>
        <style:text-properties style:font-name="Star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style:text-properties style:font-name="OpenSymbol"/>
      </text:list-level-style-bullet>
      <text:list-level-style-bullet text:level="2" text:style-name="WW_CharLFO11LVL2" text:bullet-char="◦">
        <style:list-level-properties/>
        <style:text-properties style:font-name="OpenSymbol"/>
      </text:list-level-style-bullet>
      <text:list-level-style-bullet text:level="3" text:style-name="WW_CharLFO11LVL3" text:bullet-char="▪">
        <style:list-level-properties/>
        <style:text-properties style:font-name="OpenSymbol"/>
      </text:list-level-style-bullet>
      <text:list-level-style-bullet text:level="4" text:style-name="WW_CharLFO11LVL4" text:bullet-char="•">
        <style:list-level-properties/>
        <style:text-properties style:font-name="OpenSymbol"/>
      </text:list-level-style-bullet>
      <text:list-level-style-bullet text:level="5" text:style-name="WW_CharLFO11LVL5" text:bullet-char="◦">
        <style:list-level-properties/>
        <style:text-properties style:font-name="OpenSymbol"/>
      </text:list-level-style-bullet>
      <text:list-level-style-bullet text:level="6" text:style-name="WW_CharLFO11LVL6" text:bullet-char="▪">
        <style:list-level-properties/>
        <style:text-properties style:font-name="OpenSymbol"/>
      </text:list-level-style-bullet>
      <text:list-level-style-bullet text:level="7" text:style-name="WW_CharLFO11LVL7" text:bullet-char="•">
        <style:list-level-properties/>
        <style:text-properties style:font-name="OpenSymbol"/>
      </text:list-level-style-bullet>
      <text:list-level-style-bullet text:level="8" text:style-name="WW_CharLFO11LVL8" text:bullet-char="◦">
        <style:list-level-properties/>
        <style:text-properties style:font-name="OpenSymbol"/>
      </text:list-level-style-bullet>
      <text:list-level-style-bullet text:level="9" text:style-name="WW_CharLFO11LVL9" text:bullet-char="▪">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enton</meta:initial-creator>
    <dc:creator>Xenia Kontny</dc:creator>
    <meta:creation-date>2016-05-22T22:09:00Z</meta:creation-date>
    <dc:date>2017-03-13T06:16:00Z</dc:date>
    <meta:template xlink:href="Normal.dotm" xlink:type="simple"/>
    <meta:editing-cycles>15</meta:editing-cycles>
    <meta:editing-duration>PT0S</meta:editing-duration>
    <meta:document-statistic meta:page-count="6" meta:paragraph-count="17" meta:word-count="1197" meta:character-count="8728" meta:row-count="62" meta:non-whitespace-character-count="754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cccccc" draw:textarea-horizontal-align="justify" draw:textarea-vertical-align="middle" draw:auto-grow-height="false" fo:min-height="1.404cm" fo:min-width="2.737cm"/>
    </style:style>
    <style:style style:name="gr2" style:family="graphic" style:parent-style-name="standard">
      <style:graphic-properties svg:stroke-color="#000000" draw:fill-color="#cccccc" draw:textarea-horizontal-align="justify" draw:textarea-vertical-align="middle" draw:auto-grow-height="false" fo:min-height="1.405cm" fo:min-width="2.737cm"/>
    </style:style>
    <style:style style:name="gr3" style:family="graphic" style:parent-style-name="standard">
      <style:graphic-properties svg:stroke-color="#000000" draw:fill="none" draw:textarea-vertical-align="middle" draw:auto-grow-height="false" fo:min-height="4.87cm" fo:min-width="0cm"/>
    </style:style>
    <style:style style:name="gr4" style:family="graphic" style:parent-style-name="objectwithoutfill">
      <style:graphic-properties draw:fill="solid" draw:fill-color="#999999" draw:textarea-vertical-align="middle"/>
    </style:style>
    <style:style style:name="P1" style:family="paragraph">
      <style:paragraph-properties fo:text-align="center"/>
    </style:style>
    <style:style style:name="P2" style:family="paragraph">
      <loext:graphic-properties draw:fill-color="#cccccc"/>
      <style:paragraph-properties fo:text-align="center"/>
      <style:text-properties fo:font-size="12pt" style:font-size-asian="12pt" style:font-size-complex="12pt"/>
    </style:style>
    <style:style style:name="P3" style:family="paragraph">
      <loext:graphic-properties draw:fill-color="#cccccc"/>
      <style:paragraph-properties fo:text-align="center"/>
      <style:text-properties fo:font-size="12pt"/>
    </style:style>
    <style:style style:name="P4" style:family="paragraph">
      <loext:graphic-properties draw:fill="none"/>
      <style:paragraph-properties fo:text-align="center"/>
    </style:style>
    <style:style style:name="P5" style:family="paragraph">
      <loext:graphic-properties draw:fill="solid" draw:fill-color="#999999"/>
      <style:paragraph-properties fo:text-align="center"/>
    </style:style>
    <style:style style:name="T1" style:family="text">
      <style:text-properties fo:font-size="12pt" fo:font-weight="bold" style:font-weight-asian="bold" style:font-weight-complex="bold"/>
    </style:style>
    <style:style style:name="T2" style:family="text">
      <style:text-properties fo:font-size="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237cm" svg:height="1.654cm" svg:x="1.4cm" svg:y="3.199cm">
          <text:p text:style-name="P1"><text:span text:style-name="T1">Zeit:</text:span></text:p>
          <text:p text:style-name="P1"><text:span text:style-name="T2">6. Jh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3.237cm" svg:height="1.655cm" svg:x="1.4cm" svg:y="1.4cm">
          <text:p text:style-name="P1"><text:span text:style-name="T1">Material:</text:span></text:p>
          <text:p text:style-name="P1"><text:span text:style-name="T2">Eisen</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3.237cm" svg:height="1.655cm" svg:x="1.4cm" svg:y="4.997cm">
          <text:p text:style-name="P1"><text:span text:style-name="T1">Zeit:</text:span></text:p>
          <text:p text:style-name="P1"><text:span text:style-name="T2">7. Jhr.</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3.237cm" svg:height="1.655cm" svg:x="4.8cm" svg:y="1.4cm">
          <text:p text:style-name="P1"><text:span text:style-name="T1">Gegenstand:</text:span></text:p>
          <text:p text:style-name="P1"><text:span text:style-name="T2">Schwert</text:span></text:p>
          <draw:enhanced-geometry svg:viewBox="0 0 21600 21600" draw:mirror-horizontal="false" draw:mirror-vertical="false" draw:type="rectangle" draw:enhanced-path="M 0 0 L 21600 0 21600 21600 0 21600 0 0 Z N"/>
        </draw:custom-shape>
        <draw:custom-shape draw:style-name="gr1" draw:text-style-name="P3" draw:layer="layout" svg:width="3.237cm" svg:height="1.654cm" svg:x="4.8cm" svg:y="3.199cm">
          <text:p text:style-name="P1"><text:span text:style-name="T1">Art:</text:span></text:p>
          <text:p text:style-name="P1"><text:span text:style-name="T2">Schmalsax II</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0.7cm" svg:height="5.4cm" svg:x="8.264cm" svg:y="1.33cm">
          <text:p/>
          <draw:enhanced-geometry svg:viewBox="0 0 21600 21600" draw:mirror-horizontal="false" draw:mirror-vertical="false" draw:glue-points="0 0 0 21600 21600 10800" draw:text-areas="0 ?f9 7800 ?f10" draw:type="right-brace" draw:modifiers="1800 10821.995926680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olygon draw:style-name="gr4" draw:text-style-name="P5" draw:layer="layout" svg:width="2.08cm" svg:height="0.745cm" draw:transform="rotate (0.960105621522081) translate (8.99798929914901cm 4.5886083754721cm)" svg:viewBox="0 0 2081 746" draw:points="524,246 1745,246 2081,377 1835,549 557,467 508,746 369,721 418,442 0,369 25,229 385,221 352,0 492,25">
          <text:p/>
        </draw:polygon>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cccccc" draw:textarea-horizontal-align="justify" draw:textarea-vertical-align="middle" draw:auto-grow-height="false" fo:min-height="0.75cm" fo:min-width="3.3cm"/>
    </style:style>
    <style:style style:name="gr2" style:family="graphic" style:parent-style-name="standard">
      <style:graphic-properties svg:stroke-color="#000000" draw:fill-color="#999999" draw:textarea-horizontal-align="justify" draw:textarea-vertical-align="middle" draw:auto-grow-height="false" fo:min-height="0.75cm" fo:min-width="8.83cm"/>
    </style:style>
    <style:style style:name="gr3" style:family="graphic" style:parent-style-name="standard">
      <style:graphic-properties svg:stroke-color="#000000" draw:fill-color="#cccccc" draw:textarea-vertical-align="middle"/>
    </style:style>
    <style:style style:name="P1" style:family="paragraph">
      <style:paragraph-properties fo:text-align="center"/>
    </style:style>
    <style:style style:name="P2" style:family="paragraph">
      <loext:graphic-properties draw:fill-color="#cccccc"/>
      <style:paragraph-properties fo:text-align="center"/>
    </style:style>
    <style:style style:name="P3" style:family="paragraph">
      <style:paragraph-properties fo:text-align="center"/>
      <style:text-properties fo:font-weight="bold" style:font-weight-asian="bold" style:font-weight-complex="bold"/>
    </style:style>
    <style:style style:name="P4" style:family="paragraph">
      <loext:graphic-properties draw:fill-color="#999999"/>
      <style:paragraph-properties fo:text-align="center"/>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xml:id="id1" draw:id="id1" draw:layer="layout" svg:width="3.8cm" svg:height="1cm" svg:x="2cm" svg:y="2.6cm">
          <text:p text:style-name="P1">Metall</text:p>
          <draw:enhanced-geometry svg:viewBox="0 0 21600 21600" draw:type="rectangle" draw:enhanced-path="M 0 0 L 21600 0 21600 21600 0 21600 0 0 Z N"/>
        </draw:custom-shape>
        <draw:custom-shape draw:style-name="gr2" draw:text-style-name="P4" draw:layer="layout" svg:width="9.33cm" svg:height="1cm" svg:x="1.77cm" svg:y="1.3cm">
          <text:p text:style-name="P3"><text:span text:style-name="T1">Material:</text:span></text:p>
          <draw:enhanced-geometry svg:viewBox="0 0 21600 21600" draw:type="rectangle" draw:enhanced-path="M 0 0 L 21600 0 21600 21600 0 21600 0 0 Z N"/>
        </draw:custom-shape>
        <draw:custom-shape draw:style-name="gr1" draw:text-style-name="P2" xml:id="id2" draw:id="id2" draw:layer="layout" svg:width="3.8cm" svg:height="1cm" svg:x="4.6cm" svg:y="3.8cm">
          <text:p text:style-name="P1">Legierung</text:p>
          <draw:enhanced-geometry svg:viewBox="0 0 21600 21600" draw:type="rectangle" draw:enhanced-path="M 0 0 L 21600 0 21600 21600 0 21600 0 0 Z N"/>
        </draw:custom-shape>
        <draw:custom-shape draw:style-name="gr1" draw:text-style-name="P2" xml:id="id3" draw:id="id3" draw:layer="layout" svg:width="3.8cm" svg:height="1cm" svg:x="7.2cm" svg:y="5cm">
          <text:p text:style-name="P1">Bronze</text:p>
          <draw:enhanced-geometry svg:viewBox="0 0 21600 21600" draw:type="rectangle" draw:enhanced-path="M 0 0 L 21600 0 21600 21600 0 21600 0 0 Z N"/>
        </draw:custom-shape>
        <draw:custom-shape draw:style-name="gr1" draw:text-style-name="P2" xml:id="id4" draw:id="id4" draw:layer="layout" svg:width="3.8cm" svg:height="1cm" svg:x="4.6cm" svg:y="6.2cm">
          <text:p text:style-name="P1">Kupfer</text:p>
          <draw:enhanced-geometry svg:viewBox="0 0 21600 21600" draw:type="rectangle" draw:enhanced-path="M 0 0 L 21600 0 21600 21600 0 21600 0 0 Z N"/>
        </draw:custom-shape>
        <draw:custom-shape draw:style-name="gr1" draw:text-style-name="P2" xml:id="id5" draw:id="id5" draw:layer="layout" svg:width="3.8cm" svg:height="1cm" svg:x="4.6cm" svg:y="7.4cm">
          <text:p text:style-name="P1">Eisen</text:p>
          <draw:enhanced-geometry svg:viewBox="0 0 21600 21600" draw:type="rectangle" draw:enhanced-path="M 0 0 L 21600 0 21600 21600 0 21600 0 0 Z N"/>
        </draw:custom-shape>
        <draw:connector draw:style-name="gr3" draw:text-style-name="P2" draw:layer="layout" svg:x1="3.9cm" svg:y1="3.6cm" svg:x2="4.6cm" svg:y2="4.3cm" draw:start-shape="id1" draw:start-glue-point="2" draw:end-shape="id2" draw:end-glue-point="3" svg:d="M3900 3600v700h700" svg:viewBox="0 0 701 701">
          <text:p/>
        </draw:connector>
        <draw:connector draw:style-name="gr3" draw:text-style-name="P2" draw:layer="layout" svg:x1="6.5cm" svg:y1="4.8cm" svg:x2="7.2cm" svg:y2="5.5cm" draw:start-shape="id2" draw:start-glue-point="2" draw:end-shape="id3" draw:end-glue-point="3" svg:d="M6500 4800v700h700" svg:viewBox="0 0 701 701">
          <text:p/>
        </draw:connector>
        <draw:connector draw:style-name="gr3" draw:text-style-name="P2" draw:layer="layout" svg:x1="3.9cm" svg:y1="3.6cm" svg:x2="4.6cm" svg:y2="6.7cm" draw:start-shape="id1" draw:start-glue-point="2" draw:end-shape="id4" draw:end-glue-point="3" svg:d="M3900 3600v3100h700" svg:viewBox="0 0 701 3101">
          <text:p/>
        </draw:connector>
        <draw:connector draw:style-name="gr3" draw:text-style-name="P2" draw:layer="layout" svg:x1="3.9cm" svg:y1="3.6cm" svg:x2="4.6cm" svg:y2="7.9cm" draw:start-shape="id1" draw:end-shape="id5" draw:end-glue-point="3" svg:d="M3900 3600v4300h700" svg:viewBox="0 0 701 4301">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